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>
      <style:graphic-properties svg:stroke-width="0.051cm" svg:stroke-color="#333333" draw:marker-start-width="0.276cm" draw:marker-end-width="0.276cm" draw:fill="solid" draw:fill-color="#99cc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="" draw:marker-start-width="0.276cm" draw:marker-end="Arrowheads_20_2" draw:marker-end-width="0.376cm" draw:fill="none" draw:textarea-vertical-align="middle" fo:padding-top="0.15cm" fo:padding-bottom="0.15cm" fo:padding-left="0.275cm" fo:padding-right="0.275cm"/>
    </style:style>
    <style:style style:name="gr3" style:family="graphic">
      <style:graphic-properties svg:stroke-width="0.051cm" svg:stroke-color="#333333" draw:marker-start-width="0.276cm" draw:marker-end-width="0.276cm" draw:fill="solid" draw:fill-color="#579d1c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svg:stroke-color="#808080" draw:marker-start-width="0.276cm" draw:marker-end="Arrowheads_20_2" draw:marker-end-width="0.376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stroke="dash" draw:stroke-dash="Fine_20_Dashed" svg:stroke-width="0.051cm" svg:stroke-color="#808080" draw:marker-start-width="0.276cm" draw:marker-end="Arrowheads_20_2" draw:marker-end-width="0.3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0.639cm"/>
    </style:style>
    <style:style style:name="gr7" style:family="graphic" style:parent-style-name="standard">
      <style:graphic-properties svg:stroke-width="0.051cm" svg:stroke-color="#333333" draw:marker-start-width="0.276cm" draw:marker-end-width="0.276cm" draw:fill="solid" draw:fill-color="#99ccff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1cm" svg:stroke-color="#808080" draw:marker-start-width="0.276cm" draw:marker-end="Arrowheads_20_2" draw:marker-end-width="0.376cm" draw:fill="none" draw:textarea-vertical-align="middle" fo:padding-top="0.025cm" fo:padding-bottom="0.025cm" fo:padding-left="0.025cm" fo:padding-right="0.025cm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4" style:family="paragraph">
      <style:paragraph-properties fo:text-align="center"/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position="sub 58%"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1.905cm" svg:height="1.015cm" svg:x="0.816cm" svg:y="2.814cm">
          <text:p text:style-name="P1"><text:span text:style-name="T1">SSK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3.529cm" svg:height="1.015cm" svg:x="4.091cm" svg:y="2.791cm">
          <text:p text:style-name="P1"><text:span text:style-name="T1">AES</text:span><text:span text:style-name="T2">ECB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3.556cm" svg:height="1.015cm" svg:x="4.064cm" svg:y="5.035cm">
          <text:p text:style-name="P1"><text:span text:style-name="T1">FEK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5.855cm" svg:y1="1.55cm" svg:x2="5.855cm" svg:y2="2.791cm" draw:end-shape="id1" draw:end-glue-point="0" svg:d="M5855 1550v1241" svg:viewBox="0 0 1 1242">
          <text:p/>
        </draw:connector>
        <draw:connector draw:style-name="gr2" draw:text-style-name="P2" draw:layer="layout" draw:type="line" svg:x1="5.855cm" svg:y1="3.806cm" svg:x2="5.842cm" svg:y2="5.035cm" draw:start-shape="id1" draw:start-glue-point="2" draw:end-shape="id2" draw:end-glue-point="0" svg:d="M5855 3806l-13 1229" svg:viewBox="0 0 14 1230">
          <text:p/>
        </draw:connector>
        <draw:connector draw:style-name="gr2" draw:text-style-name="P2" draw:layer="layout" draw:type="line" svg:x1="2.721cm" svg:y1="3.321cm" svg:x2="4.091cm" svg:y2="3.298cm" draw:start-shape="id3" draw:end-shape="id1" svg:d="M2721 3321l1370-23" svg:viewBox="0 0 1371 24">
          <text:p/>
        </draw:connector>
        <draw:custom-shape draw:style-name="gr1" draw:text-style-name="P1" xml:id="id6" draw:id="id6" draw:layer="Layout" svg:width="2.504cm" svg:height="1.015cm" svg:x="8.164cm" svg:y="5.035cm">
          <text:p text:style-name="P1"><text:span text:style-name="T1">Block IV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3.16cm" svg:height="1.015cm" svg:x="11.164cm" svg:y="5.035cm">
          <text:p text:style-name="P1"><text:span text:style-name="T1">Block Dat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2.552cm" svg:height="1.015cm" svg:x="5.408cm" svg:y="9.335cm">
          <text:p text:style-name="P1"><text:span text:style-name="T1">Block IV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2.504cm" svg:height="1.015cm" svg:x="7.954cm" svg:y="9.335cm">
          <text:p text:style-name="P1"><text:span text:style-name="T1">Tag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4.999cm" svg:height="1.015cm" svg:x="10.454cm" svg:y="9.335cm">
          <text:p text:style-name="P1"><text:span text:style-name="T1">Encrypted Block Dat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3.529cm" svg:height="1.015cm" svg:x="9.791cm" svg:y="7.191cm">
          <text:p text:style-name="P1"><text:span text:style-name="T1">AES</text:span><text:span text:style-name="T2">GCM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2.744cm" svg:y1="6.05cm" svg:x2="11.555cm" svg:y2="7.191cm" draw:start-shape="id4" draw:start-glue-point="2" draw:end-shape="id5" draw:end-glue-point="0" svg:d="M12744 6050l-1189 1141" svg:viewBox="0 0 1190 1142">
          <text:p/>
        </draw:connector>
        <draw:connector draw:style-name="gr4" draw:text-style-name="P2" draw:layer="layout" draw:type="line" svg:x1="9.416cm" svg:y1="6.05cm" svg:x2="11.555cm" svg:y2="7.191cm" draw:start-shape="id6" draw:start-glue-point="2" draw:end-shape="id5" draw:end-glue-point="0" svg:d="M9416 6050l2139 1141" svg:viewBox="0 0 2140 1142">
          <text:p/>
        </draw:connector>
        <draw:connector draw:style-name="gr5" draw:text-style-name="P2" draw:layer="layout" draw:type="line" svg:x1="9.416cm" svg:y1="6.05cm" svg:x2="6.684cm" svg:y2="9.335cm" draw:start-shape="id6" draw:start-glue-point="2" draw:end-shape="id7" draw:end-glue-point="0" svg:d="M9416 6050l-2732 3285" svg:viewBox="0 0 2733 3286">
          <text:p/>
        </draw:connector>
        <draw:connector draw:style-name="gr4" draw:text-style-name="P2" draw:layer="layout" draw:type="line" svg:x1="11.555cm" svg:y1="8.206cm" svg:x2="9.206cm" svg:y2="9.335cm" draw:start-shape="id5" draw:start-glue-point="2" draw:end-shape="id8" draw:end-glue-point="0" svg:d="M11555 8206l-2349 1129" svg:viewBox="0 0 2350 1130">
          <text:p/>
        </draw:connector>
        <draw:connector draw:style-name="gr4" draw:text-style-name="P2" draw:layer="layout" draw:type="line" svg:x1="11.555cm" svg:y1="8.206cm" svg:x2="12.953cm" svg:y2="9.335cm" draw:start-shape="id5" draw:start-glue-point="2" draw:end-shape="id9" draw:end-glue-point="0" svg:d="M11555 8206l1398 1129" svg:viewBox="0 0 1399 1130">
          <text:p/>
        </draw:connector>
        <draw:frame draw:style-name="gr6" draw:text-style-name="P3" draw:layer="layout" svg:width="3.048cm" svg:height="0.889cm" svg:x="2.316cm" svg:y="9.398cm">
          <draw:text-box>
            <text:p text:style-name="P3"><text:span text:style-name="T3">Block File:</text:span></text:p>
          </draw:text-box>
        </draw:frame>
        <draw:custom-shape draw:style-name="gr7" draw:text-style-name="P1" draw:layer="layout" svg:width="3.556cm" svg:height="1.015cm" svg:x="4.077cm" svg:y="0.535cm">
          <text:p text:style-name="P1"><text:span text:style-name="T1">Encrypted FEK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7.873cm" svg:height="1.015cm" svg:x="7.621cm" svg:y="0.535cm"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921cm" svg:height="0.889cm" svg:x="1.029cm" svg:y="0.598cm">
          <draw:text-box>
            <text:p text:style-name="P3"><text:span text:style-name="T3">Meta File:</text:span></text:p>
          </draw:text-box>
        </draw:frame>
        <draw:connector draw:style-name="gr8" draw:text-style-name="P2" draw:layer="layout" draw:type="curve" svg:x1="5.842cm" svg:y1="6.05cm" svg:x2="9.791cm" svg:y2="7.698cm" draw:start-shape="id2" draw:start-glue-point="2" draw:end-shape="id5" draw:end-glue-point="3" svg:d="M5842 6050c0 1099 1316 1648 3949 1648" svg:viewBox="0 0 3950 1649">
          <text:p/>
        </draw:connector>
        <draw:frame draw:style-name="gr6" draw:text-style-name="P4" draw:layer="layout" svg:width="3.278cm" svg:height="0.889cm" svg:x="5.639cm" svg:y="1.751cm">
          <draw:text-box>
            <text:p text:style-name="P4"><text:span text:style-name="T4">Decryp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Arrowheads_20_2" draw:display-name="Arrowheads 2" svg:viewBox="0 0 1131 902" svg:d="M564 0l-564 902h1131z"/>
    <draw:stroke-dash draw:name="Fine_20_Dashed" draw:display-name="Fine Dashed" draw:style="rect" draw:dots1="1" draw:dots1-length="197%" draw:distance="197%"/>
    <draw:stroke-dash draw:name="dash16" draw:style="rect" draw:dots1="1" draw:dots1-length="0.282cm" draw:distance="0.212cm"/>
    <draw:stroke-dash draw:name="dash17" draw:style="rect" draw:dots1="1" draw:dots1-length="0.071cm" draw:distance="0.21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draw:stroke="solid" draw:stroke-dash="Fine_20_Dashed" svg:stroke-color="#000000" draw:fill="none" draw:fill-gradient-name="Gradient_20_2" draw:fill-hatch-name="Hatching_20_1" draw:fill-image-name="Bitmape_20_1" draw:fill-image-width="0cm" draw:fill-image-height="0cm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25.705cm" fo:page-height="18.2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$Build-2</meta:generator>
    <dc:date>2015-10-20T17:13:02.090123278</dc:date>
    <meta:editing-duration>PT1H46M9S</meta:editing-duration>
    <meta:editing-cycles>12</meta:editing-cycles>
    <meta:document-statistic meta:object-count="23"/>
  </office:meta>
</office:document-meta>
</file>